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HighlightOptions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toolbar/custom_toolbar_27560278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Italic" style:font-family-generic="modern" style:font-pitch="fixed"/>
    <style:font-face style:name="Courier New2" svg:font-family="'Courier New'" style:font-adornments="Regular" style:font-family-generic="modern" style:font-pitch="fixed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TITLE_5f_PAGE">
      <style:paragraph-properties fo:line-height="100%" style:page-number="auto"/>
      <style:text-properties fo:background-color="transparent"/>
    </style:style>
    <style:style style:name="P2" style:family="paragraph" style:parent-style-name="Standard">
      <style:paragraph-properties fo:line-height="100%"/>
      <style:text-properties fo:background-color="transparent"/>
    </style:style>
    <style:style style:name="P3" style:family="paragraph" style:parent-style-name="PLAY_5f_TITLE">
      <style:paragraph-properties fo:line-height="100%" fo:text-align="center" style:justify-single-word="false"/>
      <style:text-properties fo:font-size="20pt" fo:font-weight="normal" officeooo:rsid="0163def5" officeooo:paragraph-rsid="0184872c" fo:background-color="transparent" style:font-size-asian="20pt" style:font-weight-asian="bold" style:font-size-complex="20pt" style:font-weight-complex="bold"/>
    </style:style>
    <style:style style:name="P4" style:family="paragraph" style:parent-style-name="PLAY_5f_TITLEPAGE_5f_INFO">
      <style:paragraph-properties fo:line-height="100%" fo:text-align="center" style:justify-single-word="false"/>
      <style:text-properties style:font-name="Courier New" officeooo:paragraph-rsid="0184872c" fo:background-color="transparent"/>
    </style:style>
    <style:style style:name="P5" style:family="paragraph" style:parent-style-name="Standard">
      <style:paragraph-properties fo:line-height="100%" fo:text-align="center" style:justify-single-word="false"/>
      <style:text-properties fo:background-color="transparent"/>
    </style:style>
    <style:style style:name="P6" style:family="paragraph" style:parent-style-name="Standard">
      <style:paragraph-properties fo:line-height="100%" fo:text-align="end" style:justify-single-word="false"/>
      <style:text-properties style:text-underline-style="none" fo:background-color="transparent"/>
    </style:style>
    <style:style style:name="P7" style:family="paragraph" style:parent-style-name="Standard">
      <style:paragraph-properties fo:line-height="100%" fo:text-align="end" style:justify-single-word="false"/>
      <style:text-properties officeooo:paragraph-rsid="0005abf6" fo:background-color="transparent"/>
    </style:style>
    <style:style style:name="P8" style:family="paragraph" style:parent-style-name="Standard">
      <style:paragraph-properties fo:line-height="100%" fo:text-align="end" style:justify-single-word="false"/>
      <style:text-properties officeooo:paragraph-rsid="0184872c" fo:background-color="transparent"/>
    </style:style>
    <style:style style:name="P9" style:family="paragraph" style:parent-style-name="Standard">
      <style:paragraph-properties fo:line-height="100%" fo:text-align="end" style:justify-single-word="false"/>
      <style:text-properties fo:background-color="transparent"/>
    </style:style>
    <style:style style:name="P10" style:family="paragraph" style:parent-style-name="Standard" style:master-page-name="PRE_5f_BODY_5f_PAGE">
      <style:paragraph-properties fo:line-height="100%" fo:text-align="center" style:justify-single-word="false" style:page-number="1"/>
      <style:text-properties fo:background-color="transparent"/>
    </style:style>
    <style:style style:name="P11" style:family="paragraph" style:parent-style-name="Standard">
      <style:paragraph-properties fo:line-height="100%" fo:text-align="center" style:justify-single-word="false"/>
      <style:text-properties style:text-underline-style="none" fo:font-weight="normal" officeooo:rsid="0163df6b" officeooo:paragraph-rsid="0163df6b" fo:background-color="transparent" style:font-weight-asian="bold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background-color="transparent"/>
    </style:style>
    <style:style style:name="P13" style:family="paragraph" style:parent-style-name="Standard">
      <style:paragraph-properties fo:line-height="100%" fo:text-align="start" style:justify-single-word="false"/>
      <style:text-properties officeooo:rsid="00b67a61" officeooo:paragraph-rsid="00b67a61" fo:background-color="transparent"/>
    </style:style>
    <style:style style:name="P14" style:family="paragraph" style:parent-style-name="Standard">
      <style:paragraph-properties fo:line-height="100%" fo:break-before="page"/>
      <style:text-properties style:text-underline-style="solid" style:text-underline-width="auto" style:text-underline-color="font-color" fo:font-weight="bold" fo:background-color="transparent"/>
    </style:style>
    <style:style style:name="P15" style:family="paragraph" style:parent-style-name="Standard">
      <style:paragraph-properties fo:line-height="100%"/>
      <style:text-properties style:text-underline-style="none" fo:font-weight="normal" fo:background-color="transparent"/>
    </style:style>
    <style:style style:name="P16" style:family="paragraph" style:parent-style-name="Standard">
      <style:paragraph-properties fo:line-height="100%"/>
      <style:text-properties officeooo:rsid="008aef3c" fo:background-color="transparent"/>
    </style:style>
    <style:style style:name="P17" style:family="paragraph" style:parent-style-name="Standard">
      <style:paragraph-properties fo:line-height="100%"/>
      <style:text-properties officeooo:rsid="00f3bfef" officeooo:paragraph-rsid="00f3bfef" fo:background-color="transparent"/>
    </style:style>
    <style:style style:name="P18" style:family="paragraph" style:parent-style-name="Standard">
      <style:paragraph-properties fo:line-height="100%"/>
      <style:text-properties officeooo:paragraph-rsid="00115323" fo:background-color="transparent"/>
    </style:style>
    <style:style style:name="P19" style:family="paragraph" style:parent-style-name="Standard">
      <style:paragraph-properties fo:line-height="100%"/>
      <style:text-properties style:text-underline-style="none" fo:font-weight="normal" fo:background-color="transparent" style:font-weight-asian="bold" style:font-weight-complex="bold"/>
    </style:style>
    <style:style style:name="P20" style:family="paragraph" style:parent-style-name="Standard">
      <style:paragraph-properties fo:line-height="100%"/>
      <style:text-properties officeooo:rsid="00f50ebd" officeooo:paragraph-rsid="00f50ebd" fo:background-color="transparent"/>
    </style:style>
    <style:style style:name="P21" style:family="paragraph" style:parent-style-name="Standard">
      <style:paragraph-properties fo:line-height="100%"/>
      <style:text-properties officeooo:rsid="004e99c4" fo:background-color="transparent"/>
    </style:style>
    <style:style style:name="P22" style:family="paragraph" style:parent-style-name="Standard">
      <style:paragraph-properties fo:line-height="100%"/>
      <style:text-properties officeooo:rsid="012502d7" officeooo:paragraph-rsid="00baf794" fo:background-color="transparent"/>
    </style:style>
    <style:style style:name="P23" style:family="paragraph" style:parent-style-name="Standard">
      <style:paragraph-properties fo:line-height="100%"/>
      <style:text-properties style:text-underline-style="none" fo:font-weight="normal" fo:background-color="transparent" style:font-weight-asian="normal" style:font-weight-complex="normal"/>
    </style:style>
    <style:style style:name="P24" style:family="paragraph" style:parent-style-name="Standard">
      <style:paragraph-properties fo:line-height="100%"/>
      <style:text-properties officeooo:rsid="015497fa" officeooo:paragraph-rsid="015497fa" fo:background-color="transparent"/>
    </style:style>
    <style:style style:name="P25" style:family="paragraph" style:parent-style-name="Standard">
      <style:paragraph-properties fo:line-height="100%"/>
      <style:text-properties officeooo:rsid="00cc44ee" officeooo:paragraph-rsid="00cc44ee" fo:background-color="transparent"/>
    </style:style>
    <style:style style:name="P26" style:family="paragraph" style:parent-style-name="Standard">
      <style:paragraph-properties fo:line-height="100%"/>
      <style:text-properties style:text-underline-style="none" fo:font-weight="normal" officeooo:rsid="00e6ff54" officeooo:paragraph-rsid="00e6ff54" fo:background-color="transparent" style:font-weight-asian="normal" style:font-weight-complex="normal"/>
    </style:style>
    <style:style style:name="P27" style:family="paragraph" style:parent-style-name="Standard">
      <style:paragraph-properties fo:line-height="100%"/>
      <style:text-properties fo:font-weight="normal" fo:background-color="transparent" style:font-weight-asian="normal" style:font-weight-complex="normal"/>
    </style:style>
    <style:style style:name="P28" style:family="paragraph" style:parent-style-name="Standard" style:master-page-name="BODY_5f_PAGE">
      <style:paragraph-properties fo:line-height="100%" style:page-number="1"/>
      <style:text-properties fo:font-weight="bold" fo:background-color="transparent"/>
    </style:style>
    <style:style style:name="P29" style:family="paragraph" style:parent-style-name="Standard">
      <style:paragraph-properties fo:line-height="100%" fo:text-align="center" style:justify-single-word="false"/>
      <style:text-properties fo:font-weight="normal" officeooo:rsid="0163def5" officeooo:paragraph-rsid="0163def5" fo:background-color="transparent" style:font-weight-asian="bold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fo:font-weight="bold" officeooo:rsid="00ce44d1" officeooo:paragraph-rsid="00ce44d1" fo:background-color="transparent" style:font-weight-asian="bold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fo:font-weight="normal" officeooo:rsid="00da0e7d" officeooo:paragraph-rsid="00da0e7d" fo:background-color="transparent" style:font-weight-asian="bold" style:font-weight-complex="bold"/>
    </style:style>
    <style:style style:name="T1" style:family="text">
      <style:text-properties style:font-name="Courier New2" officeooo:rsid="017a5416"/>
    </style:style>
    <style:style style:name="T2" style:family="text">
      <style:text-properties officeooo:rsid="0184872c"/>
    </style:style>
    <style:style style:name="T3" style:family="text">
      <style:text-properties fo:font-style="normal" style:text-underline-style="none" fo:font-weight="normal" officeooo:rsid="0185c8b8"/>
    </style:style>
    <style:style style:name="T4" style:family="text">
      <style:text-properties officeooo:rsid="0185c8b8"/>
    </style:style>
    <style:style style:name="T5" style:family="text">
      <style:text-properties fo:font-style="normal" style:text-underline-style="none" fo:font-weight="normal" officeooo:rsid="01872d96"/>
    </style:style>
    <style:style style:name="T6" style:family="text">
      <style:text-properties officeooo:rsid="01872d96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itle of Play" text:name="TitleOfPlay"/>
        <text:user-field-decl office:value-type="string" office:string-value="v0.0.0" text:name="VersionCode"/>
        <text:user-field-decl office:value-type="string" office:string-value="Double Click and Type Your Name Here" text:name="Playwright"/>
        <text:user-field-decl office:value-type="string" office:string-value="2025" text:name="CopyrightYear"/>
        <text:user-field-decl office:value-type="string" office:string-value="Street AddressCity, State, Zip" text:name="PlaywrightAddress"/>
        <text:user-field-decl office:value-type="string" office:string-value="Street Address" text:name="StreetAddress"/>
        <text:user-field-decl office:value-type="string" office:string-value="City" text:name="City"/>
        <text:user-field-decl office:value-type="string" office:string-value="State" text:name="State"/>
        <text:user-field-decl office:value-type="string" office:string-value="Zip" text:name="PostalCode"/>
        <text:user-field-decl office:value-type="string" office:string-value="Phone" text:name="Phone"/>
        <text:user-field-decl office:value-type="string" office:string-value="Email" text:name="EmailAddress"/>
      </text:user-field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>*Title of Play*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 Play by <text:user-field-get text:name="Playwright">Double Click and Type Your Name Here</text:user-field-get></text:p>
      <text:p text:style-name="P5"><text:user-field-get text:name="VersionCode">v0.0.0</text:user-field-get></text:p>
      <text:p text:style-name="P5"><text:date style:data-style-name="N41" text:date-value="2025-05-10T15:19:28.129999749">May 10, 2025</text:dat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_Contact Information_</text:p>
      <text:p text:style-name="P7"><text:user-field-get text:name="StreetAddress">Street Address</text:user-field-get></text:p>
      <text:p text:style-name="P7"><text:user-field-get text:name="City">City</text:user-field-get><text:s/><text:user-field-get text:name="State">State</text:user-field-get><text:s/><text:user-field-get text:name="PostalCode">Zip</text:user-field-get></text:p>
      <text:p text:style-name="P8"><text:user-field-get text:name="Phone">Phone</text:user-field-get></text:p>
      <text:p text:style-name="P9"><text:user-field-get text:name="EmailAddress">Email</text:user-field-get></text:p>
      <text:p text:style-name="P2"/>
      <text:p text:style-name="P5">Copyright © <text:span text:style-name="T1"><text:user-field-get text:name="CopyrightYear">2025</text:user-field-get></text:span><text:s/><text:user-field-get text:name="Playwright">Double Click and Type Your Name Here</text:user-field-get></text:p>
      <text:p text:style-name="P10"/>
      <text:p text:style-name="P11">_*Title of Play*_</text:p>
      <text:p text:style-name="P12"/>
      <text:p text:style-name="P13">&lt;Synopsis/Pitch Line to come&gt;</text:p>
      <text:p text:style-name="P14"/>
      <text:p text:style-name="P15">_*SETTING*_</text:p>
      <text:p text:style-name="P16"/>
      <text:p text:style-name="P17">&lt;&lt;<text:span text:style-name="T2">setting&gt;</text:span></text:p>
      <text:p text:style-name="P18"/>
      <text:p text:style-name="P19">_*TIME*_</text:p>
      <text:p text:style-name="P16"/>
      <text:p text:style-name="P20">&lt;&lt;<text:span text:style-name="T2">time&gt;&gt;</text:span></text:p>
      <text:p text:style-name="P18"/>
      <text:p text:style-name="P15">_*CHARACTERS*_</text:p>
      <text:p text:style-name="P21"/>
      <text:p text:style-name="P22">&lt;&lt;<text:span text:style-name="T2">characters&gt;&gt;</text:span></text:p>
      <text:p text:style-name="P2"/>
      <text:p text:style-name="P23">_*PROPERTIES*_ </text:p>
      <text:p text:style-name="P2"/>
      <text:p text:style-name="P24">&lt;&lt;<text:span text:style-name="T2">properties&gt;&gt;</text:span></text:p>
      <text:p text:style-name="P25"/>
      <text:p text:style-name="P15">_*SET PIECES*_</text:p>
      <text:p text:style-name="P2"/>
      <text:p text:style-name="P26">&lt;&lt;<text:span text:style-name="T2">set pieces&gt;&gt;</text:span></text:p>
      <text:p text:style-name="P2"/>
      <text:p text:style-name="P27"/>
      <text:p text:style-name="P28"/>
      <text:p text:style-name="P29">*Title of Play*</text:p>
      <text:p text:style-name="P30"/>
      <text:p text:style-name="P31">*SCENE ONE*</text:p>
      <text:p text:style-name="Standard"/>
      <text:p text:style-name="Standard">## AT RISE: &lt;&lt;setting&gt;&gt;</text:p>
      <text:p text:style-name="Standard"/>
      <text:p text:style-name="Standard"><text:span text:style-name="T3">/ch/ </text:span><text:span text:style-name="T4">Just type a few lines with an easy-to-remember tag for each character.</text:span></text:p>
      <text:p text:style-name="Standard"/>
      <text:p text:style-name="Standard"><text:span text:style-name="T3">/joe/ </text:span><text:span text:style-name="T4">Seriously, it's really easy!</text:span></text:p>
      <text:p text:style-name="Standard"/>
      <text:p text:style-name="Standard"><text:span text:style-name="T5">/ch/ </text:span><text:span text:style-name="T6">Then, whenever you're ready, press the "ApplyFormatting" butto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Italic" style:font-family-generic="modern" style:font-pitch="fixed"/>
    <style:font-face style:name="Courier New2" svg:font-family="'Courier New'" style:font-adornments="Regular" style:font-family-generic="modern" style:font-pitch="fixed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2" fo:font-family="'Courier New'" style:font-style-name="Regular" style:font-family-generic="modern" style:font-pitch="fixed"/>
    </style:style>
    <style:style style:name="Heading" style:family="paragraph" loext:hidden="true" style:hidden="true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HARACTERNAME" style:family="paragraph" style:parent-style-name="Standard" style:next-style-name="LINE" style:class="text" style:master-page-name="">
      <loext:graphic-properties draw:fill="none" draw:fill-color="#99ccff"/>
      <style:paragraph-properties fo:text-align="center" style:justify-single-word="false" style:page-number="auto" fo:background-color="transparent" style:shadow="none" fo:keep-with-next="always">
        <style:tab-stops/>
      </style:paragraph-properties>
      <style:text-properties fo:text-transform="uppercase" style:font-name="Courier New2" fo:font-family="'Courier New'" style:font-style-name="Regular" style:font-family-generic="modern" style:font-pitch="fixed" style:text-underline-style="none"/>
    </style:style>
    <style:style style:name="STAGE_5f_DIRECTION_5f_OVERLINE" style:display-name="STAGE_DIRECTION_OVERLINE" style:family="paragraph" style:parent-style-name="Standard" style:master-page-name="">
      <style:paragraph-properties fo:text-align="center" style:justify-single-word="false" style:page-number="auto" style:shadow="none" fo:keep-with-next="always"/>
      <style:text-properties style:font-name="Courier New1" fo:font-family="'Courier New'" style:font-style-name="Italic" style:font-family-generic="modern" style:font-pitch="fixed" fo:font-style="italic"/>
    </style:style>
    <style:style style:name="LINE" style:family="paragraph" style:parent-style-name="Standard" style:master-page-name="">
      <loext:graphic-properties draw:fill="none" draw:fill-color="#99ccff"/>
      <style:paragraph-properties fo:keep-together="always" style:page-number="auto" fo:background-color="transparent" style:shadow="none">
        <style:tab-stops/>
      </style:paragraph-properties>
      <style:text-properties style:font-name="Courier New2" fo:font-family="'Courier New'" style:font-style-name="Regular" style:font-family-generic="modern" style:font-pitch="fixed"/>
    </style:style>
    <style:style style:name="STAGE_5f_DIRECTION_5f_BLOCK" style:display-name="STAGE_DIRECTION_BLOCK" style:family="paragraph" style:parent-style-name="Standard" style:master-page-name="">
      <style:paragraph-properties fo:margin-left="2in" fo:margin-right="0in" fo:margin-top="0in" fo:margin-bottom="0in" style:contextual-spacing="false" fo:keep-together="always" fo:text-indent="0in" style:auto-text-indent="false" style:page-number="auto"/>
      <style:text-properties style:font-name="Courier New1" fo:font-family="'Courier New'" style:font-style-name="Italic" style:font-family-generic="modern" style:font-pitch="fixed" fo:font-style="italic"/>
    </style:style>
    <style:style style:name="PLAY_5f_TITLE" style:display-name="PLAY_TITLE" style:family="paragraph" style:parent-style-name="Standard">
      <style:paragraph-properties fo:text-align="center" style:justify-single-word="false"/>
      <style:text-properties style:font-name="Courier New2" fo:font-family="'Courier New'" style:font-style-name="Regular" style:font-family-generic="modern" style:font-pitch="fixed" fo:font-size="20pt" fo:font-weight="bold"/>
    </style:style>
    <style:style style:name="PLAY_5f_TITLEPAGE_5f_INFO" style:display-name="PLAY_TITLEPAGE_INFO" style:family="paragraph" style:parent-style-name="Standard">
      <style:paragraph-properties fo:text-align="center" style:justify-single-word="false"/>
      <style:text-properties style:font-name="Courier New" fo:font-family="'Courier New'" style:font-family-generic="modern" style:font-pitch="fixe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GE_5f_DIRECTION_5f_INLINE" style:display-name="STAGE_DIRECTION_INLINE" style:family="text">
      <style:text-properties style:font-name="Courier New1" fo:font-family="'Courier New'" style:font-style-name="Italic" style:font-family-generic="modern" style:font-pitch="fixed"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year number:style="long"/>
    </number:date-style>
    <number:date-style style:name="N10129" number:language="en" number:country="US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.0118in"/>
          <style:tab-stop style:position="3.4626in" style:type="center"/>
          <style:tab-stop style:position="6.9252in" style:type="right"/>
        </style:tab-stops>
      </style:paragraph-properties>
      <style:text-properties style:font-name="Courier New"/>
    </style:style>
    <style:style style:name="MP2" style:family="paragraph" style:parent-style-name="Header">
      <style:paragraph-properties fo:text-align="end" style:justify-single-word="false">
        <style:tab-stops>
          <style:tab-stop style:position="1.0118in"/>
          <style:tab-stop style:position="3.4626in" style:type="center"/>
          <style:tab-stop style:position="6.9252in" style:type="right"/>
        </style:tab-stops>
      </style:paragraph-properties>
      <style:text-properties style:font-name="Courier New" officeooo:paragraph-rsid="00cb97e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000000" fo:border-left="none" fo:border-right="none" fo:padding="0in" style:shadow="none" style:dynamic-spacing="false"/>
      </style:header-style>
      <style:footer-style/>
    </style:page-layout>
    <style:page-layout style:name="Mpm4">
      <style:page-layout-properties fo:page-width="8.5in" fo:page-height="11in" style:num-format="i" style:print-orientation="portrait" fo:margin-top="1in" fo:margin-bottom="1in" fo:margin-left="1.25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000000" fo:border-left="none" fo:border-right="none" fo:padding="0in" style:shadow="none" style:dynamic-spacing="false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TITLE_5f_PAGE" style:display-name="TITLE_PAGE" style:page-layout-name="Mpm2" draw:style-name="Mdp2" style:next-style-name="PRE_5f_BODY_5f_PAGE"/>
    <style:master-page style:name="BODY_5f_PAGE" style:display-name="BODY_PAGE" style:page-layout-name="Mpm3" draw:style-name="Mdp2">
      <style:header>
        <text:user-field-decls>
          <text:user-field-decl office:value-type="string" office:string-value="Title of Play" text:name="TitleOfPlay"/>
          <text:user-field-decl office:value-type="string" office:string-value="v0.0.0" text:name="VersionCode"/>
        </text:user-field-decls>
        <text:p text:style-name="MP1"><text:user-field-get text:name="TitleOfPlay">Title of Play</text:user-field-get><text:s/>- <text:user-field-get text:name="VersionCode">v0.0.0</text:user-field-get><text:s/>- <text:date style:data-style-name="N37" text:date-value="2025-05-10T15:19:28.123999983">05/10/25</text:date><text:tab/><text:page-number text:select-page="current">1</text:page-number></text:p>
      </style:header>
    </style:master-page>
    <style:master-page style:name="PRE_5f_BODY_5f_PAGE" style:display-name="PRE_BODY_PAGE" style:page-layout-name="Mpm4" draw:style-name="Mdp2">
      <style:header>
        <text:user-field-decls>
          <text:user-field-decl office:value-type="string" office:string-value="Title of Play" text:name="TitleOfPlay"/>
          <text:user-field-decl office:value-type="string" office:string-value="v0.0.0" text:name="VersionCode"/>
        </text:user-field-decls>
        <text:p text:style-name="MP2"><text:user-field-get text:name="TitleOfPlay">Title of Play</text:user-field-get><text:s/>- <text:user-field-get text:name="VersionCode">v0.0.0</text:user-field-get><text:s/>- <text:date style:data-style-name="N37" text:date-value="2025-05-10T15:19:28.123999983">05/10/25</text:date><text:tab/><text:page-number text:select-page="current">ii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1-27T02:44:29.07</meta:creation-date>
    <dc:date>2025-05-10T15:18:50.859000000</dc:date>
    <meta:editing-duration>P32DT45M43S</meta:editing-duration>
    <meta:editing-cycles>2691</meta:editing-cycles>
    <meta:generator>LibreOffice/24.8.6.2$Windows_X86_64 LibreOffice_project/6d98ba145e9a8a39fc57bcc76981d1fb1316c60c</meta:generator>
    <meta:print-date>2017-03-28T23:34:05</meta:print-date>
    <meta:printed-by>Patrick Brennan</meta:printed-by>
    <meta:document-statistic meta:table-count="0" meta:image-count="0" meta:object-count="0" meta:page-count="5" meta:paragraph-count="30" meta:word-count="107" meta:character-count="657" meta:non-whitespace-character-count="579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HighlightOptions.xml><?xml version="1.0" encoding="utf-8"?>
<!DOCTYPE window  PUBLIC '-//OpenOffice.org//DTD OfficeDocument 1.0//EN'  'dialog.dtd'>
<dlg:window xmlns:dlg="http://openoffice.org/2000/dialog" xmlns:script="http://openoffice.org/2000/script" dlg:id="HighlightOptions" dlg:left="157" dlg:top="93" dlg:width="158" dlg:height="147" dlg:closeable="true" dlg:moveable="true">
  <dlg:bulletinboard>
    <dlg:text dlg:id="Label1" dlg:tab-index="0" dlg:left="4" dlg:top="5" dlg:width="151" dlg:height="12" dlg:value="Select an option for highlighting:"/>
    <dlg:radiogroup>
      <dlg:radio dlg:id="OptionRemoveAllHighlights" dlg:tab-index="1" dlg:left="4" dlg:top="19" dlg:width="149" dlg:height="9" dlg:value="Remove All Highlights"/>
    </dlg:radiogroup>
    <dlg:button dlg:id="OKButton" dlg:tab-index="4" dlg:left="60" dlg:top="130" dlg:width="46" dlg:height="12" dlg:value="OK" dlg:button-type="ok"/>
    <dlg:button dlg:id="CancelButton" dlg:tab-index="5" dlg:left="109" dlg:top="130" dlg:width="46" dlg:height="12" dlg:value="Cancel" dlg:button-type="cancel"/>
    <dlg:radiogroup>
      <dlg:radio dlg:id="OptionHighlightStageDirections" dlg:tab-index="2" dlg:left="4" dlg:top="30" dlg:width="149" dlg:height="9" dlg:value="Highlight Stage Directions"/>
      <dlg:radio dlg:id="OptionHighlightCharacter" dlg:tab-index="3" dlg:left="4" dlg:top="41" dlg:width="151" dlg:height="9" dlg:value="Highlight One Character's Lines (select below):"/>
    </dlg:radiogroup>
    <dlg:menulist dlg:id="CharacterList" dlg:tab-index="6" dlg:left="4" dlg:top="53" dlg:width="151" dlg:height="70">
      <script:event script:event-name="on-itemstatechange" script:macro-name="vnd.sun.star.script:Standard.Module1.OnCharacterListChanged?language=Basic&amp;location=document" script:language="Script"/>
    </dlg:menulist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ighlightOption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